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83in"/>
    </style:style>
    <style:style style:name="co3" style:family="table-column">
      <style:table-column-properties fo:break-before="auto" style:column-width="2.2598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292];&quot;High&quot;;[.D5:.D292])" office:value-type="float" office:value="755">
            <text:p>755</text:p>
          </table:table-cell>
          <table:table-cell table:formula="of:=SUMPRODUCT(([.C5:.C292]=&quot;High&quot;)*([.E5:.E292]=&quot;x&quot;)*[.D5:.D292])" office:value-type="float" office:value="140">
            <text:p>140</text:p>
          </table:table-cell>
          <table:table-cell table:formula="of:=SUMPRODUCT(([.C5:.C292]=&quot;High&quot;)*([.F5:.F292]=&quot;x&quot;)*[.D5:.D292])" office:value-type="float" office:value="0">
            <text:p>0</text:p>
          </table:table-cell>
          <table:table-cell table:formula="of:=SUMPRODUCT(([.C5:.C292]=&quot;High&quot;)*([.G5:.G292]=&quot;x&quot;)*[.D5:.D292])" office:value-type="float" office:value="78">
            <text:p>78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292];&quot;Medium&quot;;[.D5:.D292])" office:value-type="float" office:value="855">
            <text:p>855</text:p>
          </table:table-cell>
          <table:table-cell table:formula="of:=SUMPRODUCT(([.C5:.C292]=&quot;Medium&quot;)*([.E5:.E292]=&quot;x&quot;)*[.D5:.D292])" office:value-type="float" office:value="56">
            <text:p>56</text:p>
          </table:table-cell>
          <table:table-cell table:formula="of:=SUMPRODUCT(([.C5:.C292]=&quot;Medium&quot;)*([.F5:.F292]=&quot;x&quot;)*[.D5:.D292])" office:value-type="float" office:value="54">
            <text:p>54</text:p>
          </table:table-cell>
          <table:table-cell table:formula="of:=SUMPRODUCT(([.C5:.C292]=&quot;Medium&quot;)*([.G5:.G292]=&quot;x&quot;)*[.D5:.D292])" office:value-type="float" office:value="60">
            <text:p>6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292];&quot;Low&quot;;[.D5:.D292])" office:value-type="float" office:value="994">
            <text:p>994</text:p>
          </table:table-cell>
          <table:table-cell table:formula="of:=SUMPRODUCT(([.C5:.C292]=&quot;Low&quot;)*([.E5:.E292]=&quot;x&quot;)*[.D5:.D292])" office:value-type="float" office:value="29">
            <text:p>29</text:p>
          </table:table-cell>
          <table:table-cell table:formula="of:=SUMPRODUCT(([.C5:.C292]=&quot;Low&quot;)*([.F5:.F292]=&quot;x&quot;)*[.D5:.D292])" office:value-type="float" office:value="140">
            <text:p>140</text:p>
          </table:table-cell>
          <table:table-cell table:formula="of:=SUMPRODUCT(([.C5:.C292]=&quot;Low&quot;)*([.G5:.G292]=&quot;x&quot;)*[.D5:.D292])" office:value-type="float" office:value="64">
            <text:p>64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FNC_KS_FOR_ADM_48</text:p>
          </table:table-cell>
          <table:table-cell table:style-name="ce25" office:value-type="string">
            <text:p>FuncTest - Sor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48</text:p>
          </table:table-cell>
          <table:table-cell table:style-name="ce25" office:value-type="string">
            <text:p>FuncTest - S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48</text:p>
          </table:table-cell>
          <table:table-cell table:style-name="ce25" office:value-type="string">
            <text:p>FuncTest - Sort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3"/>
          <table:table-cell table:style-name="ce25" office:value-type="string">
            <text:p>KS\Forum\Administration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ADM_49_01</text:p>
          </table:table-cell>
          <table:table-cell office:value-type="string">
            <text:p>FuncTest - Censor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Censor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49_01</text:p>
          </table:table-cell>
          <table:table-cell office:value-type="string">
            <text:p>FuncTest - Censor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Censor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49_01</text:p>
          </table:table-cell>
          <table:table-cell office:value-type="string">
            <text:p>FuncTest - Censor\Add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KS\Forum\Administration\Censor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49_02</text:p>
          </table:table-cell>
          <table:table-cell table:style-name="ce25" office:value-type="string">
            <text:p>FuncTest - Censor\Re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Censor\Re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49_02</text:p>
          </table:table-cell>
          <table:table-cell table:style-name="ce25" office:value-type="string">
            <text:p>FuncTest - Censor\Re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Censor\Re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49_02</text:p>
          </table:table-cell>
          <table:table-cell table:style-name="ce25" office:value-type="string">
            <text:p>FuncTest - Censor\Remove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3"/>
          <table:table-cell table:style-name="ce25" office:value-type="string">
            <text:p>KS\Forum\Administration\Censor\Re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ADM_49_03</text:p>
          </table:table-cell>
          <table:table-cell office:value-type="string">
            <text:p>FuncTest - Censor\Ap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Censor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49_03</text:p>
          </table:table-cell>
          <table:table-cell office:value-type="string">
            <text:p>FuncTest - Censor\Ap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Censor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49_03</text:p>
          </table:table-cell>
          <table:table-cell office:value-type="string">
            <text:p>FuncTest - Censor\Apply</text:p>
          </table:table-cell>
          <table:table-cell table:style-name="Default" office:value-type="string">
            <text:p>Low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KS\Forum\Administration\Censor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50</text:p>
          </table:table-cell>
          <table:table-cell table:style-name="ce25" office:value-type="string">
            <text:p>FuncTest - Notify content</text:p>
          </table:table-cell>
          <table:table-cell office:value-type="string">
            <text:p>High</text:p>
          </table:table-cell>
          <table:table-cell table:style-name="ce29" office:value-type="float" office:value="19">
            <text:p>19</text:p>
          </table:table-cell>
          <table:table-cell table:style-name="ce25" table:number-columns-repeated="3"/>
          <table:table-cell table:style-name="ce25" office:value-type="string">
            <text:p>KS\Forum\Administration\ Notif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50</text:p>
          </table:table-cell>
          <table:table-cell table:style-name="ce25" office:value-type="string">
            <text:p>FuncTest - Notify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 Notif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50</text:p>
          </table:table-cell>
          <table:table-cell table:style-name="ce25" office:value-type="string">
            <text:p>FuncTest - Notify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 Notif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ADM_51</text:p>
          </table:table-cell>
          <table:table-cell office:value-type="string">
            <text:p>FuncTest - Auto-prune</text:p>
          </table:table-cell>
          <table:table-cell table:style-name="Default" office:value-type="string">
            <text:p>High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KS\Forum\Administration\ Auto-Prun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51</text:p>
          </table:table-cell>
          <table:table-cell office:value-type="string">
            <text:p>FuncTest - Auto-prun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 Auto-Prun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51</text:p>
          </table:table-cell>
          <table:table-cell office:value-type="string">
            <text:p>FuncTest - Auto-prun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 Auto-Prun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52</text:p>
          </table:table-cell>
          <table:table-cell table:style-name="ce25" office:value-type="string">
            <text:p>FuncTest - IP ban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Ban 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52</text:p>
          </table:table-cell>
          <table:table-cell table:style-name="ce25" office:value-type="string">
            <text:p>FuncTest - IP bans</text:p>
          </table:table-cell>
          <table:table-cell office:value-type="string">
            <text:p>Medium</text:p>
          </table:table-cell>
          <table:table-cell table:style-name="ce29" office:value-type="float" office:value="50">
            <text:p>50</text:p>
          </table:table-cell>
          <table:table-cell table:style-name="ce25" table:number-columns-repeated="3"/>
          <table:table-cell table:style-name="ce25" office:value-type="string">
            <text:p>KS\Forum\Administration\Ban 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52</text:p>
          </table:table-cell>
          <table:table-cell table:style-name="ce25" office:value-type="string">
            <text:p>FuncTest - IP ban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Ban I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ADM_68</text:p>
          </table:table-cell>
          <table:table-cell office:value-type="string">
            <text:p>FuncTest - Manage BB codes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KS\Forum\Administration\BB 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68</text:p>
          </table:table-cell>
          <table:table-cell office:value-type="string">
            <text:p>FuncTest - Manage BB cod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BB 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ADM_68</text:p>
          </table:table-cell>
          <table:table-cell office:value-type="string">
            <text:p>FuncTest - Manage BB cod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Administration\BB 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ADM_71</text:p>
          </table:table-cell>
          <table:table-cell table:style-name="ce25" office:value-type="string">
            <text:p>FuncTest - Topic Type</text:p>
          </table:table-cell>
          <table:table-cell office:value-type="string">
            <text:p>High</text:p>
          </table:table-cell>
          <table:table-cell table:style-name="ce29" office:value-type="float" office:value="32">
            <text:p>32</text:p>
          </table:table-cell>
          <table:table-cell table:style-name="ce25" table:number-columns-repeated="3"/>
          <table:table-cell table:style-name="ce25" office:value-type="string">
            <text:p>KS\Forum\Administration\Topic 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71</text:p>
          </table:table-cell>
          <table:table-cell table:style-name="ce25" office:value-type="string">
            <text:p>FuncTest - Topic Typ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Topic 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ADM_71</text:p>
          </table:table-cell>
          <table:table-cell table:style-name="ce25" office:value-type="string">
            <text:p>FuncTest - Topic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Administration\Topic Typ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BBC_63</text:p>
          </table:table-cell>
          <table:table-cell office:value-type="string">
            <text:p>FuncTest - BB code</text:p>
          </table:table-cell>
          <table:table-cell table:style-name="Default" office:value-type="string">
            <text:p>High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KS\Forum\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BBC_63</text:p>
          </table:table-cell>
          <table:table-cell office:value-type="string">
            <text:p>FuncTest - BB c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BBC_63</text:p>
          </table:table-cell>
          <table:table-cell office:value-type="string">
            <text:p>FuncTest -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1_01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45">
            <text:p>45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CAT_01_01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CAT_01_01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8">
            <text:p>8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CAT_01_02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43">
            <text:p>4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CAT_01_02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CAT_01_02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CAT_0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31">
            <text:p>31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CAT_0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CAT_0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21">
            <text:p>21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Category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CA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CA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CA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KS\Forum\Category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4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4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54">
            <text:p>54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4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KS\Forum\Forum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FOR_05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5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5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6</text:p>
          </table:table-cell>
          <table:table-cell table:style-name="ce25" office:value-type="string">
            <text:p>FuncTest - Dele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6</text:p>
          </table:table-cell>
          <table:table-cell table:style-name="ce25" office:value-type="string">
            <text:p>FuncTest - Dele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6</text:p>
          </table:table-cell>
          <table:table-cell table:style-name="ce25" office:value-type="string">
            <text:p>FuncTest - Delete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FOR_07_01</text:p>
          </table:table-cell>
          <table:table-cell office:value-type="string">
            <text:p>FuncTest - 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7_01</text:p>
          </table:table-cell>
          <table:table-cell office:value-type="string">
            <text:p>FuncTest - 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7_01</text:p>
          </table:table-cell>
          <table:table-cell office:value-type="string">
            <text:p>FuncTest - Lock</text:p>
          </table:table-cell>
          <table:table-cell table:style-name="Default" office:value-type="string">
            <text:p>Low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7_02</text:p>
          </table:table-cell>
          <table:table-cell table:style-name="ce25" office:value-type="string">
            <text:p>FuncTest - Un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7_02</text:p>
          </table:table-cell>
          <table:table-cell table:style-name="ce25" office:value-type="string">
            <text:p>FuncTest - Un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7_02</text:p>
          </table:table-cell>
          <table:table-cell table:style-name="ce25" office:value-type="string">
            <text:p>FuncTest - Unlock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Un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FOR_08_01</text:p>
          </table:table-cell>
          <table:table-cell office:value-type="string">
            <text:p>FuncTest - Clos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8_01</text:p>
          </table:table-cell>
          <table:table-cell office:value-type="string">
            <text:p>FuncTest - Clo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8_01</text:p>
          </table:table-cell>
          <table:table-cell office:value-type="string">
            <text:p>FuncTest - Clos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OR_08_02</text:p>
          </table:table-cell>
          <table:table-cell table:style-name="ce25" office:value-type="string">
            <text:p>FuncTest - Ope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8_02</text:p>
          </table:table-cell>
          <table:table-cell table:style-name="ce25" office:value-type="string">
            <text:p>FuncTest - Op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OR_08_02</text:p>
          </table:table-cell>
          <table:table-cell table:style-name="ce25" office:value-type="string">
            <text:p>FuncTest - Open</text:p>
          </table:table-cell>
          <table:table-cell office:value-type="string">
            <text:p>Low</text:p>
          </table:table-cell>
          <table:table-cell table:style-name="ce29" office:value-type="float" office:value="9">
            <text:p>9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Forum\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FOR_09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9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OR_09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PS_66_01</text:p>
          </table:table-cell>
          <table:table-cell table:style-name="ce25" office:value-type="string">
            <text:p>FuncTest - Show/Hide Category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table:style-name="ce25" table:number-columns-repeated="3"/>
          <table:table-cell table:style-name="ce25" office:value-type="string">
            <text:p>KS\Forum\Forum Portlet Settings\Show-Hide 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PS_66_01</text:p>
          </table:table-cell>
          <table:table-cell table:style-name="ce25" office:value-type="string">
            <text:p>FuncTest - Show/Hid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Forum Portlet Settings\Show-Hide 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PS_66_01</text:p>
          </table:table-cell>
          <table:table-cell table:style-name="ce25" office:value-type="string">
            <text:p>FuncTest - Show/Hid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Forum Portlet Settings\Show-Hide categor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KS\Forum\Forum Portlet Settings\Show-Hide 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Forum Portlet Settings\Show-Hide 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Forum Portlet Settings\Show-Hide 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FPS_66_03</text:p>
          </table:table-cell>
          <table:table-cell table:style-name="ce25" office:value-type="string">
            <text:p>FuncTest - Enable/Disable Panel</text:p>
          </table:table-cell>
          <table:table-cell office:value-type="string">
            <text:p>High</text:p>
          </table:table-cell>
          <table:table-cell table:style-name="ce29" office:value-type="float" office:value="56">
            <text:p>56</text:p>
          </table:table-cell>
          <table:table-cell table:style-name="ce25" table:number-columns-repeated="3"/>
          <table:table-cell table:style-name="ce25" office:value-type="string">
            <text:p>KS\Forum\Forum Portlet Settings\Enable-Disable Pane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PS_66_03</text:p>
          </table:table-cell>
          <table:table-cell table:style-name="ce25" office:value-type="string">
            <text:p>FuncTest - Enable/Disable Pane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Forum Portlet Settings\Enable-Disable Pane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FPS_66_03</text:p>
          </table:table-cell>
          <table:table-cell table:style-name="ce25" office:value-type="string">
            <text:p>FuncTest - Enable/Disable Pane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Forum Portlet Settings\Enable-Disable Pane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KS\Forum\Export_Import\Ex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Medium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KS\Forum\Export_Import\Ex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Export_Import\Ex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IEP_65</text:p>
          </table:table-cell>
          <table:table-cell table:style-name="ce25" office:value-type="string">
            <text:p>FuncTest - Import</text:p>
          </table:table-cell>
          <table:table-cell office:value-type="string">
            <text:p>High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3"/>
          <table:table-cell table:style-name="ce25" office:value-type="string">
            <text:p>KS\Forum\Export_Import\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IEP_65</text:p>
          </table:table-cell>
          <table:table-cell table:style-name="ce25" office:value-type="string">
            <text:p>FuncTest - Import</text:p>
          </table:table-cell>
          <table:table-cell office:value-type="string">
            <text:p>Medium</text:p>
          </table:table-cell>
          <table:table-cell table:style-name="ce29" office:value-type="float" office:value="46">
            <text:p>46</text:p>
          </table:table-cell>
          <table:table-cell table:style-name="ce25" table:number-columns-repeated="3"/>
          <table:table-cell table:style-name="ce25" office:value-type="string">
            <text:p>KS\Forum\Export_Import\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IEP_65</text:p>
          </table:table-cell>
          <table:table-cell table:style-name="ce25" office:value-type="string">
            <text:p>FuncTest - Impor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Export_Import\Imp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Bookmark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Bookmark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KS\Forum\Other Actions\Bookmark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7_02</text:p>
          </table:table-cell>
          <table:table-cell table:style-name="ce25" office:value-type="string">
            <text:p>FuncTest - Bookmark\Vie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Bookmark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7_02</text:p>
          </table:table-cell>
          <table:table-cell table:style-name="ce25" office:value-type="string">
            <text:p>FuncTest - Bookmark\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Bookmark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7_02</text:p>
          </table:table-cell>
          <table:table-cell table:style-name="ce25" office:value-type="string">
            <text:p>FuncTest - Bookmark\View</text:p>
          </table:table-cell>
          <table:table-cell office:value-type="string">
            <text:p>Low</text:p>
          </table:table-cell>
          <table:table-cell table:style-name="ce29" office:value-type="float" office:value="14">
            <text:p>14</text:p>
          </table:table-cell>
          <table:table-cell table:style-name="ce25" table:number-columns-repeated="3"/>
          <table:table-cell table:style-name="ce25" office:value-type="string">
            <text:p>KS\Forum\Other Actions\Bookmark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Bookmark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Bookmark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KS\Forum\Other Actions\Bookmark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8_01</text:p>
          </table:table-cell>
          <table:table-cell table:style-name="ce25" office:value-type="string">
            <text:p>FuncTest - Watch\Ad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Watch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8_01</text:p>
          </table:table-cell>
          <table:table-cell table:style-name="ce25" office:value-type="string">
            <text:p>FuncTest - Watch\Add</text:p>
          </table:table-cell>
          <table:table-cell office:value-type="string">
            <text:p>Medium</text:p>
          </table:table-cell>
          <table:table-cell table:style-name="ce29" office:value-type="float" office:value="30">
            <text:p>30</text:p>
          </table:table-cell>
          <table:table-cell table:style-name="ce25" table:number-columns-repeated="3"/>
          <table:table-cell table:style-name="ce25" office:value-type="string">
            <text:p>KS\Forum\Other Actions\Watch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8_01</text:p>
          </table:table-cell>
          <table:table-cell table:style-name="ce25" office:value-type="string">
            <text:p>FuncTest - Watch\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Watch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High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KS\Forum\Other Actions\Watch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Watch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Watch\Ap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38_03</text:p>
          </table:table-cell>
          <table:table-cell table:style-name="ce25" office:value-type="string">
            <text:p>FuncTest - Watch\Man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Watch\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8_03</text:p>
          </table:table-cell>
          <table:table-cell table:style-name="ce25" office:value-type="string">
            <text:p>FuncTest - Watch\Manage</text:p>
          </table:table-cell>
          <table:table-cell office:value-type="string">
            <text:p>Medium</text:p>
          </table:table-cell>
          <table:table-cell table:style-name="ce29" office:value-type="float" office:value="15">
            <text:p>15</text:p>
          </table:table-cell>
          <table:table-cell table:style-name="ce25" table:number-columns-repeated="3"/>
          <table:table-cell table:style-name="ce25" office:value-type="string">
            <text:p>KS\Forum\Other Actions\Watch\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38_03</text:p>
          </table:table-cell>
          <table:table-cell table:style-name="ce25" office:value-type="string">
            <text:p>FuncTest - Watch\Man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Watch\Man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User Pro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S\Forum\Other Actions\User Pro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User Pro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0</text:p>
          </table:table-cell>
          <table:table-cell table:style-name="ce25" office:value-type="string">
            <text:p>FuncTest - List posts (All posts by user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Posts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0</text:p>
          </table:table-cell>
          <table:table-cell table:style-name="ce25" office:value-type="string">
            <text:p>FuncTest - List posts (All posts by user)</text:p>
          </table:table-cell>
          <table:table-cell office:value-type="string">
            <text:p>Medium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3"/>
          <table:table-cell table:style-name="ce25" office:value-type="string">
            <text:p>KS\Forum\Other Actions\Posts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0</text:p>
          </table:table-cell>
          <table:table-cell table:style-name="ce25" office:value-type="string">
            <text:p>FuncTest - List posts (All posts by user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Posts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Topics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Medium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KS\Forum\Other Actions\Topics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Topics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2</text:p>
          </table:table-cell>
          <table:table-cell table:style-name="ce25" office:value-type="string">
            <text:p>FuncTest - Forum jum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Forum Jum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2</text:p>
          </table:table-cell>
          <table:table-cell table:style-name="ce25" office:value-type="string">
            <text:p>FuncTest - Forum jum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Forum Jum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2</text:p>
          </table:table-cell>
          <table:table-cell table:style-name="ce25" office:value-type="string">
            <text:p>FuncTest - Forum jump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3"/>
          <table:table-cell table:style-name="ce25" office:value-type="string">
            <text:p>KS\Forum\Other Actions\Forum Jump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User Statistic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User Statistic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KS\Forum\Other Actions\User Statistic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44</text:p>
          </table:table-cell>
          <table:table-cell table:style-name="ce25" office:value-type="string">
            <text:p>FuncTest - Topic/Post statistics and advanced ac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Topic_Post Statistic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4</text:p>
          </table:table-cell>
          <table:table-cell table:style-name="ce25" office:value-type="string">
            <text:p>FuncTest - Topic/Post statistics and advanced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Topic_Post Statistic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44</text:p>
          </table:table-cell>
          <table:table-cell table:style-name="ce25" office:value-type="string">
            <text:p>FuncTest - Topic/Post statistics and advanced action</text:p>
          </table:table-cell>
          <table:table-cell office:value-type="string">
            <text:p>Low</text:p>
          </table:table-cell>
          <table:table-cell table:style-name="ce29" office:value-type="float" office:value="26">
            <text:p>26</text:p>
          </table:table-cell>
          <table:table-cell table:style-name="ce25" table:number-columns-repeated="3"/>
          <table:table-cell table:style-name="ce25" office:value-type="string">
            <text:p>KS\Forum\Other Actions\Topic_Post Statistic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nowledge Suite\Forum Applications\Other actions\Per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Knowledge Suite\Forum Applications\Other actions\Per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nowledge Suite\Forum Applications\Other actions\Per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67</text:p>
          </table:table-cell>
          <table:table-cell table:style-name="ce25" office:value-type="string">
            <text:p>FuncTest - Rss Feed</text:p>
          </table:table-cell>
          <table:table-cell office:value-type="string">
            <text:p>High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3"/>
          <table:table-cell table:style-name="ce25" office:value-type="string">
            <text:p>KS\Forum\Other actions\R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67</text:p>
          </table:table-cell>
          <table:table-cell table:style-name="ce25" office:value-type="string">
            <text:p>FuncTest - Rss Fee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R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67</text:p>
          </table:table-cell>
          <table:table-cell table:style-name="ce25" office:value-type="string">
            <text:p>FuncTest - Rss Fee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RS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KS\Forum\Other actions\Go to last read po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Go to last read po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Go to last read po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OAT_74</text:p>
          </table:table-cell>
          <table:table-cell table:style-name="ce25" office:value-type="string">
            <text:p>FuncTest - Display menu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Display menu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74</text:p>
          </table:table-cell>
          <table:table-cell table:style-name="ce25" office:value-type="string">
            <text:p>FuncTest - Display menu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Other actions\Display menu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OAT_74</text:p>
          </table:table-cell>
          <table:table-cell table:style-name="ce25" office:value-type="string">
            <text:p>FuncTest - Display menu</text:p>
          </table:table-cell>
          <table:table-cell office:value-type="string">
            <text:p>Low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3"/>
          <table:table-cell table:style-name="ce25" office:value-type="string">
            <text:p>KS\Forum\Other actions\Display menu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Se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KS\Forum\Private Message\Se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Sen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MS_33</text:p>
          </table:table-cell>
          <table:table-cell table:style-name="ce25" office:value-type="string">
            <text:p>FuncTest - Inbox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rivate Message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MS_33</text:p>
          </table:table-cell>
          <table:table-cell table:style-name="ce25" office:value-type="string">
            <text:p>FuncTest - Inbox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3"/>
          <table:table-cell table:style-name="ce25" office:value-type="string">
            <text:p>KS\Forum\Private Message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MS_33</text:p>
          </table:table-cell>
          <table:table-cell table:style-name="ce25" office:value-type="string">
            <text:p>FuncTest - Inbox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rivate Message\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KS\Forum\Post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4</text:p>
          </table:table-cell>
          <table:table-cell table:style-name="ce25" office:value-type="string">
            <text:p>FuncTest - Add quo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Qu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4</text:p>
          </table:table-cell>
          <table:table-cell table:style-name="ce25" office:value-type="string">
            <text:p>FuncTest - Add quo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Qu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4</text:p>
          </table:table-cell>
          <table:table-cell table:style-name="ce25" office:value-type="string">
            <text:p>FuncTest - Add quote</text:p>
          </table:table-cell>
          <table:table-cell office:value-type="string">
            <text:p>Low</text:p>
          </table:table-cell>
          <table:table-cell table:style-name="ce29" office:value-type="float" office:value="23">
            <text:p>23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Quo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Quick 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Quick 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KS\Forum\Post\Quick 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6</text:p>
          </table:table-cell>
          <table:table-cell table:style-name="ce25" office:value-type="string">
            <text:p>FuncTest - Private po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Privat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6</text:p>
          </table:table-cell>
          <table:table-cell table:style-name="ce25" office:value-type="string">
            <text:p>FuncTest - Private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Privat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6</text:p>
          </table:table-cell>
          <table:table-cell table:style-name="ce25" office:value-type="string">
            <text:p>FuncTest - Private post</text:p>
          </table:table-cell>
          <table:table-cell office:value-type="string">
            <text:p>Low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3"/>
          <table:table-cell table:style-name="ce25" office:value-type="string">
            <text:p>KS\Forum\Post\Privat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ost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ost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ost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28</text:p>
          </table:table-cell>
          <table:table-cell table:style-name="ce25" office:value-type="string">
            <text:p>FuncTest - Edit po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8</text:p>
          </table:table-cell>
          <table:table-cell table:style-name="ce25" office:value-type="string">
            <text:p>FuncTest - Edit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28</text:p>
          </table:table-cell>
          <table:table-cell table:style-name="ce25" office:value-type="string">
            <text:p>FuncTest - Edit post</text:p>
          </table:table-cell>
          <table:table-cell office:value-type="string">
            <text:p>Low</text:p>
          </table:table-cell>
          <table:table-cell table:style-name="ce29" office:value-type="float" office:value="21">
            <text:p>21</text:p>
          </table:table-cell>
          <table:table-cell table:style-name="ce25" table:number-columns-repeated="3"/>
          <table:table-cell table:style-name="ce25" office:value-type="string">
            <text:p>KS\Forum\Post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KS\Forum\Post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0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0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0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29">
            <text:p>29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 table:style-name="ce25" office:value-type="string">
            <text:p>KS\Forum\Post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H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ost\H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S\Forum\Post\H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1_02</text:p>
          </table:table-cell>
          <table:table-cell table:style-name="ce25" office:value-type="string">
            <text:p>FuncTest - Show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Sho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1_02</text:p>
          </table:table-cell>
          <table:table-cell table:style-name="ce25" office:value-type="string">
            <text:p>FuncTest - Sho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ost\Sho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1_02</text:p>
          </table:table-cell>
          <table:table-cell table:style-name="ce25" office:value-type="string">
            <text:p>FuncTest - Show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3"/>
          <table:table-cell table:style-name="ce25" office:value-type="string">
            <text:p>KS\Forum\Post\Sho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3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KS\Forum\Private Message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POS_3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rivate Message\Forw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3"/>
          <table:table-cell table:style-name="ce25" office:value-type="string">
            <text:p>KS\Forum\Private Message\Forw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POS_3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Private Message\Forwa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POS_3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S\Forum\Private Message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POS_3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Private Message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SER_46</text:p>
          </table:table-cell>
          <table:table-cell table:style-name="ce25" office:value-type="string">
            <text:p>FuncTest - Simple search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3"/>
          <table:table-cell table:style-name="ce25" office:value-type="string">
            <text:p>KS\Forum\Other Actions\Search\Simple 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SER_46</text:p>
          </table:table-cell>
          <table:table-cell table:style-name="ce25" office:value-type="string">
            <text:p>FuncTest - Simple search</text:p>
          </table:table-cell>
          <table:table-cell office:value-type="string">
            <text:p>Medium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3"/>
          <table:table-cell table:style-name="ce25" office:value-type="string">
            <text:p>KS\Forum\Other Actions\Search\Simple 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SER_46</text:p>
          </table:table-cell>
          <table:table-cell table:style-name="ce25" office:value-type="string">
            <text:p>FuncTest - Simple search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3"/>
          <table:table-cell table:style-name="ce25" office:value-type="string">
            <text:p>KS\Forum\Other Actions\Search\Simple Sear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KS\Forum\Other Actions\Search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262">
            <text:p>262</text:p>
          </table:table-cell>
          <table:table-cell table:number-columns-repeated="3"/>
          <table:table-cell office:value-type="string">
            <text:p>KS\Forum\Other Actions\Search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Other Actions\Search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0</text:p>
          </table:table-cell>
          <table:table-cell table:style-name="ce25" office:value-type="string">
            <text:p>FuncTest - Add</text:p>
          </table:table-cell>
          <table:table-cell office:value-type="string">
            <text:p>High</text:p>
          </table:table-cell>
          <table:table-cell table:style-name="ce29" office:value-type="float" office:value="78">
            <text:p>78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0</text:p>
          </table:table-cell>
          <table:table-cell table:style-name="ce25" office:value-type="string">
            <text:p>FuncTest - Add</text:p>
          </table:table-cell>
          <table:table-cell office:value-type="string">
            <text:p>Medium</text:p>
          </table:table-cell>
          <table:table-cell table:style-name="ce29" office:value-type="float" office:value="60">
            <text:p>6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0</text:p>
          </table:table-cell>
          <table:table-cell table:style-name="ce25" office:value-type="string">
            <text:p>FuncTest - Add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Ad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KS\Forum\Topic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KS\Forum\Topic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KS\Forum\Topic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2</text:p>
          </table:table-cell>
          <table:table-cell table:style-name="ce25" office:value-type="string">
            <text:p>FuncTest - 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2</text:p>
          </table:table-cell>
          <table:table-cell table:style-name="ce25" office:value-type="string">
            <text:p>FuncTest - 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2</text:p>
          </table:table-cell>
          <table:table-cell table:style-name="ce25" office:value-type="string">
            <text:p>FuncTest - Edit</text:p>
          </table:table-cell>
          <table:table-cell office:value-type="string">
            <text:p>Low</text:p>
          </table:table-cell>
          <table:table-cell table:style-name="ce29" office:value-type="float" office:value="66">
            <text:p>66</text:p>
          </table:table-cell>
          <table:table-cell table:style-name="ce25" table:number-columns-repeated="3"/>
          <table:table-cell table:style-name="ce25" office:value-type="string">
            <text:p>KS\Forum\Topic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S\Forum\Topic\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4_01</text:p>
          </table:table-cell>
          <table:table-cell table:style-name="ce25" office:value-type="string">
            <text:p>FuncTest - Lo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4_01</text:p>
          </table:table-cell>
          <table:table-cell table:style-name="ce25" office:value-type="string">
            <text:p>FuncTest - Lo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4_01</text:p>
          </table:table-cell>
          <table:table-cell table:style-name="ce25" office:value-type="string">
            <text:p>FuncTest - Lock</text:p>
          </table:table-cell>
          <table:table-cell office:value-type="string">
            <text:p>Low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3"/>
          <table:table-cell table:style-name="ce25" office:value-type="string">
            <text:p>KS\Forum\Topic\Lo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KS\Forum\Topic\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5_01</text:p>
          </table:table-cell>
          <table:table-cell table:style-name="ce25" office:value-type="string">
            <text:p>FuncTest - Close/Ope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5_01</text:p>
          </table:table-cell>
          <table:table-cell table:style-name="ce25" office:value-type="string">
            <text:p>FuncTest - Close/Op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5_01</text:p>
          </table:table-cell>
          <table:table-cell table:style-name="ce25" office:value-type="string">
            <text:p>FuncTest - Close/Open</text:p>
          </table:table-cell>
          <table:table-cell office:value-type="string">
            <text:p>Low</text:p>
          </table:table-cell>
          <table:table-cell table:style-name="ce29" office:value-type="float" office:value="11">
            <text:p>1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Op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Op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KS\Forum\Topic\Op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6</text:p>
          </table:table-cell>
          <table:table-cell table:style-name="ce25" office:value-type="string">
            <text:p>FuncTest - Mo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6</text:p>
          </table:table-cell>
          <table:table-cell table:style-name="ce25" office:value-type="string">
            <text:p>FuncTest - Mo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6</text:p>
          </table:table-cell>
          <table:table-cell table:style-name="ce25" office:value-type="string">
            <text:p>FuncTest - Move</text:p>
          </table:table-cell>
          <table:table-cell office:value-type="string">
            <text:p>Low</text:p>
          </table:table-cell>
          <table:table-cell table:style-name="ce29" office:value-type="float" office:value="27">
            <text:p>27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KS\Forum\Topic\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Sti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Sti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KS\Forum\Topic\Sti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7_02</text:p>
          </table:table-cell>
          <table:table-cell table:style-name="ce25" office:value-type="string">
            <text:p>FuncTest - Unstic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Unsti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7_02</text:p>
          </table:table-cell>
          <table:table-cell table:style-name="ce25" office:value-type="string">
            <text:p>FuncTest - Unsti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Unsti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7_02</text:p>
          </table:table-cell>
          <table:table-cell table:style-name="ce25" office:value-type="string">
            <text:p>FuncTest - Unstick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3"/>
          <table:table-cell table:style-name="ce25" office:value-type="string">
            <text:p>KS\Forum\Topic\Unsti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Spl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Spl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S\Forum\Topic\Spl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19</text:p>
          </table:table-cell>
          <table:table-cell table:style-name="ce25" office:value-type="string">
            <text:p>FuncTest - Mer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Mer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9</text:p>
          </table:table-cell>
          <table:table-cell table:style-name="ce25" office:value-type="string">
            <text:p>FuncTest - Mer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Mer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19</text:p>
          </table:table-cell>
          <table:table-cell table:style-name="ce25" office:value-type="string">
            <text:p>FuncTest - Merge</text:p>
          </table:table-cell>
          <table:table-cell office:value-type="string">
            <text:p>Low</text:p>
          </table:table-cell>
          <table:table-cell table:style-name="ce29" office:value-type="float" office:value="10">
            <text:p>10</text:p>
          </table:table-cell>
          <table:table-cell table:style-name="ce25" table:number-columns-repeated="3"/>
          <table:table-cell table:style-name="ce25" office:value-type="string">
            <text:p>KS\Forum\Topic\Mer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KS\Forum\Topic\Poll\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2</text:p>
          </table:table-cell>
          <table:table-cell table:style-name="ce25" office:value-type="string">
            <text:p>FuncTest - Poll\Edi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Poll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0_02</text:p>
          </table:table-cell>
          <table:table-cell table:style-name="ce25" office:value-type="string">
            <text:p>FuncTest - Poll\Edi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Poll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0_02</text:p>
          </table:table-cell>
          <table:table-cell table:style-name="ce25" office:value-type="string">
            <text:p>FuncTest - Poll\Edit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3"/>
          <table:table-cell table:style-name="ce25" office:value-type="string">
            <text:p>KS\Forum\Topic\Poll\Edi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KS\Forum\Topic\Poll\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0_04</text:p>
          </table:table-cell>
          <table:table-cell table:style-name="ce25" office:value-type="string">
            <text:p>FuncTest - Poll\Reope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Poll\Re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0_04</text:p>
          </table:table-cell>
          <table:table-cell table:style-name="ce25" office:value-type="string">
            <text:p>FuncTest - Poll\Reop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Poll\Re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0_04</text:p>
          </table:table-cell>
          <table:table-cell table:style-name="ce25" office:value-type="string">
            <text:p>FuncTest - Poll\Reopen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3"/>
          <table:table-cell table:style-name="ce25" office:value-type="string">
            <text:p>KS\Forum\Topic\Poll\Reop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Poll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KS\Forum\Topic\Poll\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21</text:p>
          </table:table-cell>
          <table:table-cell table:style-name="ce25" office:value-type="string">
            <text:p>FuncTest - Tag</text:p>
          </table:table-cell>
          <table:table-cell office:value-type="string">
            <text:p>High</text:p>
          </table:table-cell>
          <table:table-cell table:style-name="ce29" office:value-type="float" office:value="44">
            <text:p>44</text:p>
          </table:table-cell>
          <table:table-cell table:style-name="ce25" table:number-columns-repeated="3"/>
          <table:table-cell table:style-name="ce25" office:value-type="string">
            <text:p>KS\Forum\Topic\Ta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1</text:p>
          </table:table-cell>
          <table:table-cell table:style-name="ce25" office:value-type="string">
            <text:p>FuncTest - Ta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Ta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21</text:p>
          </table:table-cell>
          <table:table-cell table:style-name="ce25" office:value-type="string">
            <text:p>FuncTest - Ta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Ta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KS\Forum\Topic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69</text:p>
          </table:table-cell>
          <table:table-cell table:style-name="ce25" office:value-type="string">
            <text:p>FuncTest - Cens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Cens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69</text:p>
          </table:table-cell>
          <table:table-cell table:style-name="ce25" office:value-type="string">
            <text:p>FuncTest - Cens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Cens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69</text:p>
          </table:table-cell>
          <table:table-cell table:style-name="ce25" office:value-type="string">
            <text:p>FuncTest - Censor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3"/>
          <table:table-cell table:style-name="ce25" office:value-type="string">
            <text:p>KS\Forum\Topic\Censo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KS\Forum\Topic\Act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Act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Topic\Act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TOP_72</text:p>
          </table:table-cell>
          <table:table-cell table:style-name="ce25" office:value-type="string">
            <text:p>FuncTest - Sort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table:number-columns-repeated="3"/>
          <table:table-cell table:style-name="ce25" office:value-type="string">
            <text:p>KS\Forum\Topic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72</text:p>
          </table:table-cell>
          <table:table-cell table:style-name="ce25" office:value-type="string">
            <text:p>FuncTest - Sor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TOP_72</text:p>
          </table:table-cell>
          <table:table-cell table:style-name="ce25" office:value-type="string">
            <text:p>FuncTest - Sor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Topic\Sor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KS\Forum\Users Management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4</text:p>
          </table:table-cell>
          <table:table-cell table:style-name="ce25" office:value-type="string">
            <text:p>FuncTest - Edit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4</text:p>
          </table:table-cell>
          <table:table-cell table:style-name="ce25" office:value-type="string">
            <text:p>FuncTest - Edit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4</text:p>
          </table:table-cell>
          <table:table-cell table:style-name="ce25" office:value-type="string">
            <text:p>FuncTest - Edit profile</text:p>
          </table:table-cell>
          <table:table-cell office:value-type="string">
            <text:p>Low</text:p>
          </table:table-cell>
          <table:table-cell table:style-name="ce29" office:value-type="float" office:value="141">
            <text:p>141</text:p>
          </table:table-cell>
          <table:table-cell table:style-name="ce25" table:number-columns-repeated="3"/>
          <table:table-cell table:style-name="ce25" office:value-type="string">
            <text:p>KS\Forum\Users Management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User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User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Low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KS\Forum\Users Management\User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6</text:p>
          </table:table-cell>
          <table:table-cell table:style-name="ce25" office:value-type="string">
            <text:p>FuncTest - Ban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Ban us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6</text:p>
          </table:table-cell>
          <table:table-cell table:style-name="ce25" office:value-type="string">
            <text:p>FuncTest - Ban user</text:p>
          </table:table-cell>
          <table:table-cell office:value-type="string">
            <text:p>Medium</text:p>
          </table:table-cell>
          <table:table-cell table:style-name="ce29" office:value-type="float" office:value="36">
            <text:p>36</text:p>
          </table:table-cell>
          <table:table-cell table:style-name="ce25" table:number-columns-repeated="3"/>
          <table:table-cell table:style-name="ce25" office:value-type="string">
            <text:p>KS\Forum\Users Management\Ban us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6</text:p>
          </table:table-cell>
          <table:table-cell table:style-name="ce25" office:value-type="string">
            <text:p>FuncTest - Ban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Ban us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Manage Top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Manage Top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KS\Forum\Users Management\Manage Top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MN_58</text:p>
          </table:table-cell>
          <table:table-cell table:style-name="ce25" office:value-type="string">
            <text:p>FuncTest - Manage post of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Manag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8</text:p>
          </table:table-cell>
          <table:table-cell table:style-name="ce25" office:value-type="string">
            <text:p>FuncTest - Manage post of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s Management\Manag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MN_58</text:p>
          </table:table-cell>
          <table:table-cell table:style-name="ce25" office:value-type="string">
            <text:p>FuncTest - Manage post of user</text:p>
          </table:table-cell>
          <table:table-cell office:value-type="string">
            <text:p>Low</text:p>
          </table:table-cell>
          <table:table-cell table:style-name="ce29" office:value-type="float" office:value="12">
            <text:p>12</text:p>
          </table:table-cell>
          <table:table-cell table:style-name="ce25" table:number-columns-repeated="3"/>
          <table:table-cell table:style-name="ce25" office:value-type="string">
            <text:p>KS\Forum\Users Management\Manage Po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s Managemen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KS\Forum\Users Managemen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ST_60</text:p>
          </table:table-cell>
          <table:table-cell table:style-name="ce25" office:value-type="string">
            <text:p>FuncTest -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 Settings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ST_60</text:p>
          </table:table-cell>
          <table:table-cell table:style-name="ce25" office:value-type="string">
            <text:p>FuncTest - Profile</text:p>
          </table:table-cell>
          <table:table-cell office:value-type="string">
            <text:p>Medium</text:p>
          </table:table-cell>
          <table:table-cell table:style-name="ce29" office:value-type="float" office:value="40">
            <text:p>40</text:p>
          </table:table-cell>
          <table:table-cell table:style-name="ce25" table:number-columns-repeated="3"/>
          <table:table-cell table:style-name="ce25" office:value-type="string">
            <text:p>KS\Forum\User Settings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ST_60</text:p>
          </table:table-cell>
          <table:table-cell table:style-name="ce25" office:value-type="string">
            <text:p>FuncTest - Profile</text:p>
          </table:table-cell>
          <table:table-cell office:value-type="string">
            <text:p>Low</text:p>
          </table:table-cell>
          <table:table-cell table:style-name="ce29" office:value-type="float" office:value="16">
            <text:p>16</text:p>
          </table:table-cell>
          <table:table-cell table:style-name="ce25" table:number-columns-repeated="3"/>
          <table:table-cell table:style-name="ce25" office:value-type="string">
            <text:p>KS\Forum\User Settings\Pro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KS\Forum\User Settings\My watch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 Settings\My watch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Forum\User Settings\My watch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FOR_UST_62</text:p>
          </table:table-cell>
          <table:table-cell table:style-name="ce25" office:value-type="string">
            <text:p>FuncTest - Forum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 Settings\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ST_62</text:p>
          </table:table-cell>
          <table:table-cell table:style-name="ce25" office:value-type="string">
            <text:p>FuncTest - Forum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Forum\User Settings\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FOR_UST_62</text:p>
          </table:table-cell>
          <table:table-cell table:style-name="ce25" office:value-type="string">
            <text:p>FuncTest - Forum setting</text:p>
          </table:table-cell>
          <table:table-cell office:value-type="string">
            <text:p>Low</text:p>
          </table:table-cell>
          <table:table-cell table:style-name="ce29" office:value-type="float" office:value="34">
            <text:p>34</text:p>
          </table:table-cell>
          <table:table-cell table:style-name="ce25" table:number-columns-repeated="3"/>
          <table:table-cell table:style-name="ce25" office:value-type="string">
            <text:p>KS\Forum\User Settings\Forum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KS\PollPorlet\Add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PollPorlet\Add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PollPorlet\Add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FNC_KS_POL_PPL_02</text:p>
          </table:table-cell>
          <table:table-cell table:style-name="ce25" office:value-type="string">
            <text:p>FuncTest - Edit Poll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3"/>
          <table:table-cell table:style-name="ce25" office:value-type="string">
            <text:p>KS\PollPorlet\EditPol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POL_PPL_02</text:p>
          </table:table-cell>
          <table:table-cell table:style-name="ce25" office:value-type="string">
            <text:p>FuncTest - Edit Pol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PollPorlet\EditPol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FNC_KS_POL_PPL_02</text:p>
          </table:table-cell>
          <table:table-cell table:style-name="ce25" office:value-type="string">
            <text:p>FuncTest - Edit Pol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table:style-name="ce25" office:value-type="string">
            <text:p>KS\PollPorlet\EditPol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KS\PollPorlet\Delete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PollPorlet\Delete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KS\PollPorlet\DeletePoll</text:p>
          </table:table-cell>
          <table:table-cell table:number-columns-repeated="7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1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7T11:44:11</dc:date>
    <dc:creator>exoplatform </dc:creator>
    <meta:editing-duration>PT2H48M21S</meta:editing-duration>
    <meta:editing-cycles>19</meta:editing-cycles>
    <meta:generator>LibreOffice/3.4$Unix LibreOffice_project/340m1$Build-402</meta:generator>
    <meta:document-statistic meta:table-count="2" meta:cell-count="1511" meta:object-count="0"/>
    <meta:user-defined meta:name="Info 1"/>
    <meta:user-defined meta:name="Info 2"/>
    <meta:user-defined meta:name="Info 3"/>
    <meta:user-defined meta:name="Info 4"/>
  </office:meta>
</office:document-meta>
</file>